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d761" officeooo:paragraph-rsid="0018d761"/>
    </style:style>
    <style:style style:name="P2" style:family="paragraph" style:parent-style-name="Standard">
      <style:text-properties officeooo:rsid="0018d761" officeooo:paragraph-rsid="001deede"/>
    </style:style>
    <style:style style:name="P3" style:family="paragraph" style:parent-style-name="Standard">
      <style:text-properties officeooo:rsid="0018d761" officeooo:paragraph-rsid="0020b1f5"/>
    </style:style>
    <style:style style:name="P4" style:family="paragraph" style:parent-style-name="Standard">
      <style:text-properties officeooo:rsid="0018d761" officeooo:paragraph-rsid="0021755a"/>
    </style:style>
    <style:style style:name="P5" style:family="paragraph" style:parent-style-name="Standard">
      <style:text-properties officeooo:rsid="0018d761" officeooo:paragraph-rsid="0021d6ca"/>
    </style:style>
    <style:style style:name="P6" style:family="paragraph" style:parent-style-name="Standard">
      <style:text-properties officeooo:rsid="0018d761" officeooo:paragraph-rsid="00228129"/>
    </style:style>
    <style:style style:name="P7" style:family="paragraph" style:parent-style-name="Standard">
      <style:text-properties officeooo:rsid="0018d761" officeooo:paragraph-rsid="0023ad46"/>
    </style:style>
    <style:style style:name="P8" style:family="paragraph" style:parent-style-name="Standard">
      <style:text-properties officeooo:rsid="0018d761" officeooo:paragraph-rsid="0024e45b"/>
    </style:style>
    <style:style style:name="P9" style:family="paragraph" style:parent-style-name="Standard">
      <style:text-properties officeooo:rsid="0018d761" officeooo:paragraph-rsid="00261b13"/>
    </style:style>
    <style:style style:name="P10" style:family="paragraph" style:parent-style-name="Standard">
      <style:text-properties officeooo:rsid="0018d761" officeooo:paragraph-rsid="00266ce0"/>
    </style:style>
    <style:style style:name="P11" style:family="paragraph" style:parent-style-name="Standard">
      <style:text-properties officeooo:paragraph-rsid="0018d761"/>
    </style:style>
    <style:style style:name="P12" style:family="paragraph" style:parent-style-name="Standard">
      <style:text-properties officeooo:rsid="001a2436" officeooo:paragraph-rsid="0018d761"/>
    </style:style>
    <style:style style:name="P13" style:family="paragraph" style:parent-style-name="Standard">
      <style:text-properties officeooo:rsid="001a2436" officeooo:paragraph-rsid="001a2436"/>
    </style:style>
    <style:style style:name="P14" style:family="paragraph" style:parent-style-name="Standard">
      <style:text-properties officeooo:rsid="001a2436" officeooo:paragraph-rsid="00266ce0"/>
    </style:style>
    <style:style style:name="P15" style:family="paragraph" style:parent-style-name="Standard">
      <style:text-properties officeooo:paragraph-rsid="001c68f6"/>
    </style:style>
    <style:style style:name="P16" style:family="paragraph" style:parent-style-name="Standard">
      <style:text-properties officeooo:rsid="001deede" officeooo:paragraph-rsid="001deede"/>
    </style:style>
    <style:style style:name="P17" style:family="paragraph" style:parent-style-name="Standard">
      <style:text-properties officeooo:rsid="001deede" officeooo:paragraph-rsid="0020b1f5"/>
    </style:style>
    <style:style style:name="P18" style:family="paragraph" style:parent-style-name="Standard">
      <style:text-properties officeooo:rsid="001deede" officeooo:paragraph-rsid="00211972"/>
    </style:style>
    <style:style style:name="P19" style:family="paragraph" style:parent-style-name="Standard">
      <style:text-properties officeooo:rsid="001deede" officeooo:paragraph-rsid="0021755a"/>
    </style:style>
    <style:style style:name="P20" style:family="paragraph" style:parent-style-name="Standard">
      <style:text-properties officeooo:rsid="001deede" officeooo:paragraph-rsid="0021d6ca"/>
    </style:style>
    <style:style style:name="P21" style:family="paragraph" style:parent-style-name="Standard">
      <style:text-properties officeooo:rsid="001deede" officeooo:paragraph-rsid="00228129"/>
    </style:style>
    <style:style style:name="P22" style:family="paragraph" style:parent-style-name="Standard">
      <style:text-properties officeooo:rsid="001deede" officeooo:paragraph-rsid="0023ad46"/>
    </style:style>
    <style:style style:name="P23" style:family="paragraph" style:parent-style-name="Standard">
      <style:text-properties officeooo:rsid="001deede" officeooo:paragraph-rsid="0024e45b"/>
    </style:style>
    <style:style style:name="P24" style:family="paragraph" style:parent-style-name="Standard">
      <style:text-properties officeooo:rsid="001deede" officeooo:paragraph-rsid="00261b13"/>
    </style:style>
    <style:style style:name="P25" style:family="paragraph" style:parent-style-name="Standard">
      <style:text-properties officeooo:rsid="001e54af" officeooo:paragraph-rsid="001e54af"/>
    </style:style>
    <style:style style:name="P26" style:family="paragraph" style:parent-style-name="Standard">
      <style:text-properties officeooo:paragraph-rsid="001deede"/>
    </style:style>
    <style:style style:name="P27" style:family="paragraph" style:parent-style-name="Standard">
      <style:text-properties officeooo:rsid="00202ddf" officeooo:paragraph-rsid="00202ddf"/>
    </style:style>
    <style:style style:name="P28" style:family="paragraph" style:parent-style-name="Standard">
      <style:text-properties officeooo:rsid="00202ddf" officeooo:paragraph-rsid="0020b1f5"/>
    </style:style>
    <style:style style:name="P29" style:family="paragraph" style:parent-style-name="Standard">
      <style:text-properties officeooo:rsid="00202ddf" officeooo:paragraph-rsid="0021755a"/>
    </style:style>
    <style:style style:name="P30" style:family="paragraph" style:parent-style-name="Standard">
      <style:text-properties officeooo:rsid="00202ddf" officeooo:paragraph-rsid="0021d6ca"/>
    </style:style>
    <style:style style:name="P31" style:family="paragraph" style:parent-style-name="Standard">
      <style:text-properties officeooo:rsid="00202ddf" officeooo:paragraph-rsid="00228129"/>
    </style:style>
    <style:style style:name="P32" style:family="paragraph" style:parent-style-name="Standard">
      <style:text-properties officeooo:rsid="00202ddf" officeooo:paragraph-rsid="0023ad46"/>
    </style:style>
    <style:style style:name="P33" style:family="paragraph" style:parent-style-name="Standard">
      <style:text-properties officeooo:paragraph-rsid="0020b1f5"/>
    </style:style>
    <style:style style:name="P34" style:family="paragraph" style:parent-style-name="Standard">
      <style:text-properties officeooo:paragraph-rsid="0021755a"/>
    </style:style>
    <style:style style:name="P35" style:family="paragraph" style:parent-style-name="Standard">
      <style:text-properties officeooo:paragraph-rsid="0021d6ca"/>
    </style:style>
    <style:style style:name="P36" style:family="paragraph" style:parent-style-name="Standard">
      <style:text-properties officeooo:rsid="00228129" officeooo:paragraph-rsid="00228129"/>
    </style:style>
    <style:style style:name="P37" style:family="paragraph" style:parent-style-name="Standard">
      <style:text-properties officeooo:rsid="00228129" officeooo:paragraph-rsid="0023ad46"/>
    </style:style>
    <style:style style:name="P38" style:family="paragraph" style:parent-style-name="Standard">
      <style:text-properties officeooo:rsid="00228129" officeooo:paragraph-rsid="0024e45b"/>
    </style:style>
    <style:style style:name="P39" style:family="paragraph" style:parent-style-name="Standard">
      <style:text-properties officeooo:rsid="00228129" officeooo:paragraph-rsid="00261b13"/>
    </style:style>
    <style:style style:name="P40" style:family="paragraph" style:parent-style-name="Standard">
      <style:text-properties officeooo:paragraph-rsid="00228129"/>
    </style:style>
    <style:style style:name="P41" style:family="paragraph" style:parent-style-name="Standard">
      <style:text-properties officeooo:paragraph-rsid="0023ad46"/>
    </style:style>
    <style:style style:name="P42" style:family="paragraph" style:parent-style-name="Standard">
      <style:text-properties officeooo:rsid="0024e45b" officeooo:paragraph-rsid="0024e45b"/>
    </style:style>
    <style:style style:name="P43" style:family="paragraph" style:parent-style-name="Standard">
      <style:text-properties officeooo:rsid="0024e45b" officeooo:paragraph-rsid="00261b13"/>
    </style:style>
    <style:style style:name="P44" style:family="paragraph" style:parent-style-name="Standard">
      <style:text-properties officeooo:paragraph-rsid="00261b13"/>
    </style:style>
    <style:style style:name="P45" style:family="paragraph" style:parent-style-name="Standard">
      <style:text-properties officeooo:rsid="00266ce0" officeooo:paragraph-rsid="00266ce0"/>
    </style:style>
    <style:style style:name="P46" style:family="paragraph" style:parent-style-name="Standard">
      <style:text-properties officeooo:rsid="0018d761" officeooo:paragraph-rsid="00266ce0"/>
    </style:style>
    <style:style style:name="P47" style:family="paragraph" style:parent-style-name="Standard">
      <style:text-properties officeooo:rsid="0018d761" officeooo:paragraph-rsid="002675f2"/>
    </style:style>
    <style:style style:name="P48" style:family="paragraph" style:parent-style-name="Standard">
      <style:text-properties officeooo:rsid="00202ddf" officeooo:paragraph-rsid="002675f2"/>
    </style:style>
    <style:style style:name="P49" style:family="paragraph" style:parent-style-name="Standard">
      <style:text-properties officeooo:rsid="001deede" officeooo:paragraph-rsid="002675f2"/>
    </style:style>
    <style:style style:name="P50" style:family="paragraph" style:parent-style-name="Standard">
      <style:text-properties officeooo:paragraph-rsid="002675f2"/>
    </style:style>
    <style:style style:name="T1" style:family="text">
      <style:text-properties officeooo:rsid="001c68f6"/>
    </style:style>
    <style:style style:name="T2" style:family="text">
      <style:text-properties officeooo:rsid="001deede"/>
    </style:style>
    <style:style style:name="T3" style:family="text">
      <style:text-properties officeooo:rsid="001e54af"/>
    </style:style>
    <style:style style:name="T4" style:family="text">
      <style:text-properties officeooo:rsid="00211972"/>
    </style:style>
    <style:style style:name="T5" style:family="text">
      <style:text-properties officeooo:rsid="0021755a"/>
    </style:style>
    <style:style style:name="T6" style:family="text">
      <style:text-properties officeooo:rsid="0021d6ca"/>
    </style:style>
    <style:style style:name="T7" style:family="text">
      <style:text-properties officeooo:rsid="00228129"/>
    </style:style>
    <style:style style:name="T8" style:family="text">
      <style:text-properties officeooo:rsid="0023ad46"/>
    </style:style>
    <style:style style:name="T9" style:family="text">
      <style:text-properties officeooo:rsid="0024e45b"/>
    </style:style>
    <style:style style:name="T10" style:family="text">
      <style:text-properties officeooo:rsid="00261b13"/>
    </style:style>
    <style:style style:name="T11" style:family="text">
      <style:text-properties officeooo:rsid="002675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NOTES:</text:p>
      <text:p text:style-name="P13"/>
      <text:p text:style-name="P13">EVERY ENDPOINT RETUNRS A JSON OBJECT IN WHICH WILL BE A “ERROR” OR “MESSAGE” OBJECT. </text:p>
      <text:p text:style-name="P13"/>
      <text:p text:style-name="P13">EVERY RESPONSE WITH AN STATUS CODE OF: 400 OR 500 WILL RETURN A “ERROR” OBJECT WITH TE DETAILS OF WATH WENT WRONG.</text:p>
      <text:p text:style-name="P13"/>
      <text:p text:style-name="P15"><text:span text:style-name="T1">API URL: </text:span><text:a xlink:type="simple" xlink:href="https://heavenyaapi.herokuapp.com/admin/getAllUsers" text:style-name="Internet_20_link" text:visited-style-name="Visited_20_Internet_20_Link">https://heavenyaapi.herokuapp.com/</text:a></text:p>
      <text:p text:style-name="P13"/>
      <text:p text:style-name="P13">------------------------------------------------------------------------------------------------------------------------</text:p>
      <text:p text:style-name="P13"/>
      <text:p text:style-name="P13">ENDPOINTS: /<text:span text:style-name="T3">createEvent</text:span></text:p>
      <text:p text:style-name="P1"/>
      <text:p text:style-name="P1"/>
      <text:p text:style-name="P1">CREATE EVENT:</text:p>
      <text:p text:style-name="P1"/>
      <text:p text:style-name="P1">METHOD: POST</text:p>
      <text:p text:style-name="P1"/>
      <text:p text:style-name="P1">BODY: MULTIPART FORM:</text:p>
      <text:p text:style-name="P1"/>
      <text:p text:style-name="P1">photo:<text:tab/><text:tab/>string</text:p>
      <text:p text:style-name="P1">date:<text:tab/><text:tab/><text:tab/>number</text:p>
      <text:p text:style-name="P1">startTime<text:tab/><text:tab/>number</text:p>
      <text:p text:style-name="P1">endTime<text:tab/><text:tab/>number</text:p>
      <text:p text:style-name="P1">publish<text:tab/><text:tab/>boolean</text:p>
      <text:p text:style-name="P1">type<text:tab/><text:tab/><text:tab/>string</text:p>
      <text:p text:style-name="P1">location<text:tab/><text:tab/>string</text:p>
      <text:p text:style-name="P1">details<text:tab/><text:tab/>string</text:p>
      <text:p text:style-name="P1">numberOfSpots<text:tab/>string</text:p>
      <text:p text:style-name="P1">status<text:tab/><text:tab/>string||boolean</text:p>
      <text:p text:style-name="P1">eventuality<text:tab/><text:tab/>string</text:p>
      <text:p text:style-name="P1">name<text:tab/><text:tab/><text:tab/>string</text:p>
      <text:p text:style-name="P1"/>
      <text:p text:style-name="P1">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RESET PASSWORD REQUEST</text:p>
      <text:p text:style-name="P1"/>
      <text:p text:style-name="P25">ENDPOINT: /resetPassword</text:p>
      <text:p text:style-name="P1"/>
      <text:p text:style-name="P1">METHOD: POST</text:p>
      <text:p text:style-name="P1"/>
      <text:p text:style-name="P1">BODY: JSON(inside of a “userData” object)</text:p>
      <text:p text:style-name="P1"/>
      <text:p text:style-name="P1">email<text:tab/><text:tab/><text:tab/>string<text:tab/><text:tab/>The email of the user</text:p>
      <text:p text:style-name="P1"/>
      <text:p text:style-name="P1">example:</text:p>
      <text:p text:style-name="P1"/>
      <text:p text:style-name="P1">{</text:p>
      <text:p text:style-name="P1"><text:tab/>"userData":{</text:p>
      <text:p text:style-name="P1"><text:tab/><text:tab/>"email":"merlimejia2@gmail.com"</text:p>
      <text:p text:style-name="P1"><text:tab/>}</text:p>
      <text:p text:style-name="P1">}</text:p>
      <text:p text:style-name="P1"/>
      <text:p text:style-name="P1">-------------------------------------------------------------------------------------------</text:p>
      <text:p text:style-name="P11"/>
      <text:p text:style-name="P1">UPDATE PASSWORD</text:p>
      <text:p text:style-name="P1"/>
      <text:p text:style-name="P25">ENDPOINT: /updatePassword</text:p>
      <text:p text:style-name="P1"/>
      <text:p text:style-name="P1">METHOD: POST</text:p>
      <text:p text:style-name="P1"/>
      <text:p text:style-name="P1">BODY: JSON(inside of a “userData” object)</text:p>
      <text:p text:style-name="P1"/>
      <text:p text:style-name="P1">password<text:tab/><text:tab/>string<text:tab/><text:tab/>The new password</text:p>
      <text:p text:style-name="P1"/>
      <text:p text:style-name="P1">code<text:tab/><text:tab/><text:tab/>string<text:tab/><text:tab/>The code provided via email on the</text:p>
      <text:p text:style-name="P1"/>
      <text:p text:style-name="P1">email<text:tab/><text:tab/><text:tab/>string<text:tab/><text:tab/>The email of the user</text:p>
      <text:p text:style-name="P1"/>
      <text:p text:style-name="P1">---------------------------------------------------------------------------------------------------------------------</text:p>
      <text:p text:style-name="P1"/>
      <text:p text:style-name="P1">LOGIN</text:p>
      <text:p text:style-name="P1"/>
      <text:p text:style-name="P25">ENDPOINT: /login</text:p>
      <text:p text:style-name="P1"/>
      <text:p text:style-name="P1">METHOD: POST</text:p>
      <text:p text:style-name="P1"/>
      <text:p text:style-name="P1">BODY: JSON(inside of a “userData” object)</text:p>
      <text:p text:style-name="P1"/>
      <text:p text:style-name="P1">password<text:tab/><text:tab/>string<text:tab/><text:tab/>the user password</text:p>
      <text:p text:style-name="P1"/>
      <text:p text:style-name="P1"><text:soft-page-break/>username<text:tab/><text:tab/>string<text:tab/><text:tab/>The username or the email of the user</text:p>
      <text:p text:style-name="P1"/>
      <text:p text:style-name="P1">---------------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>SIGNUP</text:p>
      <text:p text:style-name="P1"/>
      <text:p text:style-name="P25">ENDPOINT: /signUp</text:p>
      <text:p text:style-name="P1"/>
      <text:p text:style-name="P1">METHOD: POST</text:p>
      <text:p text:style-name="P1"/>
      <text:p text:style-name="P1">BODY: JSON(inside of a “userData” object)</text:p>
      <text:p text:style-name="P1"/>
      <text:p text:style-name="P1">email<text:tab/><text:tab/><text:tab/>string<text:tab/><text:tab/>The email of the user</text:p>
      <text:p text:style-name="P1"/>
      <text:p text:style-name="P1">password<text:tab/><text:tab/>string<text:tab/><text:tab/>The password of the user<text:tab/></text:p>
      <text:p text:style-name="P1"/>
      <text:p text:style-name="P1">username<text:tab/><text:tab/>string<text:tab/><text:tab/>The username of the user</text:p>
      <text:p text:style-name="P1"/>
      <text:p text:style-name="P1">phone<text:tab/><text:tab/>string<text:tab/><text:tab/>The phone number o the user</text:p>
      <text:p text:style-name="P1"/>
      <text:p text:style-name="P1">job<text:tab/><text:tab/><text:tab/>string<text:tab/><text:tab/>The job of the user</text:p>
      <text:p text:style-name="P1"/>
      <text:p text:style-name="P1">----------------------------------------------------------------------------------------------------------------------</text:p>
      <text:p text:style-name="P12"/>
      <text:p text:style-name="P13">USER VERIFICATION</text:p>
      <text:p text:style-name="P13"/>
      <text:p text:style-name="P25">ENDPOINT: /verification</text:p>
      <text:p text:style-name="P13"/>
      <text:p text:style-name="P13">METHOD: GET</text:p>
      <text:p text:style-name="P13"/>
      <text:p text:style-name="P13">PARAMS:</text:p>
      <text:p text:style-name="P13"/>
      <text:p text:style-name="P13">u<text:tab/><text:tab/>string<text:tab/><text:tab/>The username of the user</text:p>
      <text:p text:style-name="P13"/>
      <text:p text:style-name="P13">-----------------------------------------------------------------------------------------------------------------</text:p>
      <text:p text:style-name="P13"/>
      <text:p text:style-name="P13">DOES USER EXIST?</text:p>
      <text:p text:style-name="P13"/>
      <text:p text:style-name="P25">ENDPOINT: /doesUserExist</text:p>
      <text:p text:style-name="P13"/>
      <text:p text:style-name="P13">METHOD: GET</text:p>
      <text:p text:style-name="P13"/>
      <text:p text:style-name="P13">PARAMS:</text:p>
      <text:p text:style-name="P13"/>
      <text:p text:style-name="P13"><text:soft-page-break/>u<text:tab/><text:tab/>string<text:tab/><text:tab/>The username of the use</text:p>
      <text:p text:style-name="P13"/>
      <text:p text:style-name="P13">-----------------------------------------------------------------------------------------------------------------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GET NUMBER OF AVAILABLE SPOTS OF AN EVENT</text:p>
      <text:p text:style-name="P16"/>
      <text:p text:style-name="P2"><text:span text:style-name="T2">ENDPOINT:</text:span> /events/numberSpotsAvailable</text:p>
      <text:p text:style-name="P2"/>
      <text:p text:style-name="P2">METHOD: POST</text:p>
      <text:p text:style-name="P2"/>
      <text:p text:style-name="P2">BODY: JSON(inside of a “eventData” object)</text:p>
      <text:p text:style-name="P26"/>
      <text:p text:style-name="P27">EXAMPLE:</text:p>
      <text:p text:style-name="P27"/>
      <text:p text:style-name="P27">{</text:p>
      <text:p text:style-name="P27"><text:tab/>"eventData":{</text:p>
      <text:p text:style-name="P27"><text:tab/><text:tab/>"username":"test username",</text:p>
      <text:p text:style-name="P27"><text:tab/><text:tab/>"name":"testName"</text:p>
      <text:p text:style-name="P27"><text:tab/>}</text:p>
      <text:p text:style-name="P27">}</text:p>
      <text:p text:style-name="P27"/>
      <text:p text:style-name="P27">--------------------------------------------------------------------------------------------------------</text:p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E<text:span text:style-name="T4">DIT AN EVENT</text:span></text:p>
      <text:p text:style-name="P17"/>
      <text:p text:style-name="P3"><text:span text:style-name="T2">ENDPOINT:</text:span> /events/changeEventPublish</text:p>
      <text:p text:style-name="P3"/>
      <text:p text:style-name="P3">METHOD: POST</text:p>
      <text:p text:style-name="P3"/>
      <text:p text:style-name="P3">BODY: JSON(inside of a “eventData” object)</text:p>
      <text:p text:style-name="P33"/>
      <text:p text:style-name="P28">EXAMPLE:</text:p>
      <text:p text:style-name="P28"/>
      <text:p text:style-name="P28">{</text:p>
      <text:p text:style-name="P28"><text:tab/>"eventData":{</text:p>
      <text:p text:style-name="P28"><text:tab/><text:tab/>"username":"test username",</text:p>
      <text:p text:style-name="P28"><text:tab/><text:tab/>"name":"testName",</text:p>
      <text:p text:style-name="P28"><text:tab/><text:tab/>“<text:span text:style-name="T4">change”: {</text:span></text:p>
      <text:p text:style-name="P28"/>
      <text:p text:style-name="P28"><text:s text:c="2"/><text:tab/><text:tab/><text:tab/>"endTime": 1572508710346,</text:p>
      <text:p text:style-name="P28"><text:s/><text:tab/><text:tab/><text:tab/> "name": "testName",</text:p>
      <text:p text:style-name="P28"><text:s/><text:tab/><text:tab/><text:tab/> "publish": true,</text:p>
      <text:p text:style-name="P28"><text:s/><text:tab/><text:tab/><text:tab/> "startTime": 1572508710346,</text:p>
      <text:p text:style-name="P28"><text:s/><text:tab/><text:tab/><text:tab/> "type": "EVENT",</text:p>
      <text:p text:style-name="P28"><text:s/><text:tab/><text:tab/><text:tab/> "details": "TEST DETAILS",</text:p>
      <text:p text:style-name="P28"><text:s/><text:tab/><text:tab/><text:tab/> "date": 1572508710346,</text:p>
      <text:p text:style-name="P28"><text:s/><text:tab/><text:tab/><text:tab/> "eventuality": "DAILY",</text:p>
      <text:p text:style-name="P28"><text:s/><text:tab/><text:tab/><text:tab/> "location": "TEST LOCATION",</text:p>
      <text:p text:style-name="P28"><text:s/><text:tab/><text:tab/><text:tab/> "numberOfSpots": 3,</text:p>
      <text:p text:style-name="P28"><text:s/><text:tab/><text:tab/><text:tab/> "photo": "TEST URL",</text:p>
      <text:p text:style-name="P28"><text:s/><text:tab/><text:tab/><text:tab/> "status": "PRIVATE"</text:p>
      <text:p text:style-name="P28"><text:tab/><text:tab/>}</text:p>
      <text:p text:style-name="P28"><text:tab/>}</text:p>
      <text:p text:style-name="P28">}</text:p>
      <text:p text:style-name="P28"/>
      <text:p text:style-name="P28">---------------------------------------------------------------------------------------------------------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19">G<text:span text:style-name="T5">ET EVENT’S DATA</text:span></text:p>
      <text:p text:style-name="P19"/>
      <text:p text:style-name="P4"><text:span text:style-name="T2">ENDPOINT:</text:span> /events/getEventData</text:p>
      <text:p text:style-name="P4"/>
      <text:p text:style-name="P4">METHOD: GET</text:p>
      <text:p text:style-name="P4"/>
      <text:p text:style-name="P4">BODY: JSON(inside of a “eventData” object)</text:p>
      <text:p text:style-name="P34"/>
      <text:p text:style-name="P29">EXAMPLE:</text:p>
      <text:p text:style-name="P29"/>
      <text:p text:style-name="P29">{</text:p>
      <text:p text:style-name="P29"><text:tab/>"eventData":{</text:p>
      <text:p text:style-name="P29"><text:tab/><text:tab/>"username":"test username",</text:p>
      <text:p text:style-name="P29"><text:tab/><text:tab/>"name":"testName"</text:p>
      <text:p text:style-name="P29"><text:tab/>}</text:p>
      <text:p text:style-name="P29">}</text:p>
      <text:p text:style-name="P29"/>
      <text:p text:style-name="P29">-------------------------------------------------------------------------------------------------------</text:p>
      <text:p text:style-name="P29"/>
      <text:p text:style-name="P20">A<text:span text:style-name="T6">TTEND TO AN EVENT</text:span></text:p>
      <text:p text:style-name="P20"/>
      <text:p text:style-name="P5"><text:span text:style-name="T2">ENDPOINT:</text:span> /events/attend</text:p>
      <text:p text:style-name="P5"/>
      <text:p text:style-name="P5">METHOD: POST</text:p>
      <text:p text:style-name="P5"/>
      <text:p text:style-name="P5">BODY: JSON(inside of a “eventData” object)</text:p>
      <text:p text:style-name="P35"/>
      <text:p text:style-name="P30">EXAMPLE:</text:p>
      <text:p text:style-name="P30"/>
      <text:p text:style-name="P30">{</text:p>
      <text:p text:style-name="P30"><text:tab/>"eventData":{</text:p>
      <text:p text:style-name="P30"><text:tab/><text:tab/>"username":"test username",</text:p>
      <text:p text:style-name="P30"><text:tab/><text:tab/>"name":"testName",</text:p>
      <text:p text:style-name="P30"><text:tab/><text:tab/>"attender":"MERLI!"</text:p>
      <text:p text:style-name="P30"><text:tab/>}</text:p>
      <text:p text:style-name="P30">}</text:p>
      <text:p text:style-name="P30"/>
      <text:p text:style-name="P30">-------------------------------------------------------------------------------------------------------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oft-page-break/>EDIT USER DATA</text:p>
      <text:p text:style-name="P21"/>
      <text:p text:style-name="P6"><text:span text:style-name="T2">ENDPOINT:</text:span> /editUser</text:p>
      <text:p text:style-name="P6"/>
      <text:p text:style-name="P6">METHOD: POST</text:p>
      <text:p text:style-name="P6"/>
      <text:p text:style-name="P6">BODY: JSON(inside of a “<text:span text:style-name="T7">userData</text:span>” object)</text:p>
      <text:p text:style-name="P40"/>
      <text:p text:style-name="P31">EXAMPLE:</text:p>
      <text:p text:style-name="P31"/>
      <text:p text:style-name="P31">{</text:p>
      <text:p text:style-name="P31"><text:tab/>"userData":{</text:p>
      <text:p text:style-name="P31"><text:tab/><text:tab/>"username":"test username",</text:p>
      <text:p text:style-name="P31"><text:tab/><text:tab/>"name":"testName",</text:p>
      <text:p text:style-name="P31"><text:tab/><text:tab/>“<text:span text:style-name="T4">change”: {</text:span></text:p>
      <text:p text:style-name="P31"/>
      <text:p text:style-name="P31"><text:tab/><text:tab/><text:tab/>education?: string,</text:p>
      <text:p text:style-name="P31"><text:tab/><text:tab/><text:tab/>bio?:string,</text:p>
      <text:p text:style-name="P31"><text:s text:c="4"/><text:tab/><text:tab/><text:tab/>name?:string,</text:p>
      <text:p text:style-name="P31"><text:s text:c="4"/><text:tab/><text:tab/><text:tab/>birthday?:Date,</text:p>
      <text:p text:style-name="P31"><text:s text:c="4"/><text:tab/><text:tab/><text:tab/>gender?:boolean,</text:p>
      <text:p text:style-name="P31"><text:tab/><text:tab/><text:tab/><text:span text:style-name="T7">job?:string,</text:span></text:p>
      <text:p text:style-name="P31"><text:tab/><text:tab/><text:tab/><text:span text:style-name="T7">phone?:string</text:span></text:p>
      <text:p text:style-name="P31"><text:tab/><text:tab/>}</text:p>
      <text:p text:style-name="P31"><text:tab/>}</text:p>
      <text:p text:style-name="P31">}</text:p>
      <text:p text:style-name="P31"/>
      <text:p text:style-name="P31">-----------------------------------------------------------------------------------------------------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7"><text:soft-page-break/>V<text:span text:style-name="T8">ERIFY PASSWORD RESET CODE</text:span></text:p>
      <text:p text:style-name="P22"/>
      <text:p text:style-name="P7"><text:span text:style-name="T2">ENDPOINT:</text:span> /verifyResetCode</text:p>
      <text:p text:style-name="P7"/>
      <text:p text:style-name="P7">METHOD: POST</text:p>
      <text:p text:style-name="P7"/>
      <text:p text:style-name="P7">BODY: JSON(inside of a “<text:span text:style-name="T7">userData</text:span>” object)</text:p>
      <text:p text:style-name="P41"/>
      <text:p text:style-name="P32">EXAMPLE:</text:p>
      <text:p text:style-name="P32"/>
      <text:p text:style-name="P32">{</text:p>
      <text:p text:style-name="P32"><text:tab/>"userData":{</text:p>
      <text:p text:style-name="P32"><text:tab/><text:tab/>"code":"4308",</text:p>
      <text:p text:style-name="P32"><text:tab/><text:tab/>"username":"test username"</text:p>
      <text:p text:style-name="P32"><text:tab/>}</text:p>
      <text:p text:style-name="P32">}</text:p>
      <text:p text:style-name="P32"/>
      <text:p text:style-name="P32">------------------------------------------------------------------------------------------------</text:p>
      <text:p text:style-name="P32"/>
      <text:p text:style-name="P38">G<text:span text:style-name="T9">ET IMAGE FROM SERVER</text:span></text:p>
      <text:p text:style-name="P23"/>
      <text:p text:style-name="P8"><text:span text:style-name="T2">ENDPOINT:</text:span> /getImage</text:p>
      <text:p text:style-name="P8"/>
      <text:p text:style-name="P8">METHOD: GET</text:p>
      <text:p text:style-name="P8"/>
      <text:p text:style-name="P42">QUERY:</text:p>
      <text:p text:style-name="P42"/>
      <text:p text:style-name="P42">p<text:tab/><text:tab/>string<text:tab/><text:tab/>path to the image</text:p>
      <text:p text:style-name="P42"/>
      <text:p text:style-name="Standard"><text:span text:style-name="T9">example: </text:span><text:a xlink:type="simple" xlink:href="http://localhost:80/getImage?p=c389091332419443bffbce21d7cd7fbd" text:style-name="Internet_20_link" text:visited-style-name="Visited_20_Internet_20_Link">http://localhost:80/getImage?p=c389091332419443bffbce21d7cd7fbd</text:a>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S<text:span text:style-name="T10">END USER REPORT</text:span></text:p>
      <text:p text:style-name="P24"/>
      <text:p text:style-name="P9"><text:span text:style-name="T2">ENDPOINT:</text:span> /<text:span text:style-name="T10">sendReport</text:span></text:p>
      <text:p text:style-name="P9"/>
      <text:p text:style-name="P9">METHOD: POST</text:p>
      <text:p text:style-name="P9"/>
      <text:p text:style-name="P43">QUERY:</text:p>
      <text:p text:style-name="P43"/>
      <text:p text:style-name="P9">BODY: JSON(inside of a “<text:span text:style-name="T7">userData</text:span>” object)</text:p>
      <text:p text:style-name="P43"/>
      <text:p text:style-name="P43">example: </text:p>
      <text:p text:style-name="P44"/>
      <text:p text:style-name="P44">{</text:p>
      <text:p text:style-name="P44"><text:tab/>"userData":{</text:p>
      <text:p text:style-name="P44"><text:tab/><text:tab/>"email":"merlimejia25@gmail.com",</text:p>
      <text:p text:style-name="P44"><text:tab/><text:tab/>"username":"merlimejiamomo",</text:p>
      <text:p text:style-name="P44"><text:tab/><text:tab/>"reportType":"1",</text:p>
      <text:p text:style-name="P44"><text:tab/><text:tab/>"message":"MENSAJEE!!!!"</text:p>
      <text:p text:style-name="P44"><text:tab/>}</text:p>
      <text:p text:style-name="P44">}</text:p>
      <text:p text:style-name="P44">----------------------------------------------------------------------------------------------------------</text:p>
      <text:p text:style-name="P44"/>
      <text:p text:style-name="P14">ENDPOINTS: /users/image/change</text:p>
      <text:p text:style-name="P10"/>
      <text:p text:style-name="P10"/>
      <text:p text:style-name="P45">CHANGE USER PROFILE IMAGE</text:p>
      <text:p text:style-name="P10"/>
      <text:p text:style-name="P10">METHOD: POST</text:p>
      <text:p text:style-name="P10"/>
      <text:p text:style-name="P10">BODY: MULTIPART FORM:</text:p>
      <text:p text:style-name="P10"/>
      <text:p text:style-name="P10">photo:<text:tab/><text:tab/>string</text:p>
      <text:p text:style-name="P45">username:<text:tab/><text:tab/>string<text:tab/><text:tab/>it can be both username or email</text:p>
      <text:p text:style-name="P10"/>
      <text:p text:style-name="P10">-----------------------------------------------------------------------------------------------------------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9">G<text:span text:style-name="T11">ET ALL EVENTS</text:span></text:p>
      <text:p text:style-name="P49"/>
      <text:p text:style-name="P47"><text:span text:style-name="T2">ENDPOINT:</text:span> /events/<text:span text:style-name="T11">getAll</text:span></text:p>
      <text:p text:style-name="P47"/>
      <text:p text:style-name="P47">METHOD: <text:span text:style-name="T11">get</text:span></text:p>
      <text:p text:style-name="P48"/>
      <text:p text:style-name="P48">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3T17:12:05.010387800</meta:creation-date>
    <dc:date>2019-11-17T12:49:35.516657454</dc:date>
    <meta:editing-duration>PT2H20M20S</meta:editing-duration>
    <meta:editing-cycles>13</meta:editing-cycles>
    <meta:generator>LibreOffice/6.3.2.2$Linux_X86_64 LibreOffice_project/30$Build-2</meta:generator>
    <meta:document-statistic meta:table-count="0" meta:image-count="0" meta:object-count="0" meta:page-count="10" meta:paragraph-count="200" meta:word-count="497" meta:character-count="5630" meta:non-whitespace-character-count="5127"/>
  </office:meta>
</office:document-meta>
</file>